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152cm" fo:margin-top="0cm" fo:margin-bottom="0cm" loext:contextual-spacing="false" fo:text-indent="0cm" style:auto-text-indent="false"/>
      <style:text-properties style:font-name="Times New Roman" fo:font-size="12pt" style:font-size-asian="12pt" style:font-size-complex="12pt"/>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1">
      <style:paragraph-properties fo:margin-top="0cm" fo:margin-bottom="0cm" loext:contextual-spacing="false"/>
      <style:text-properties style:font-name="Times New Roman" fo:font-size="12pt" officeooo:paragraph-rsid="001c3913" style:font-size-asian="12pt" style:font-size-complex="12pt"/>
    </style:style>
    <style:style style:name="P10" style:family="paragraph" style:parent-style-name="Text_20_body" style:list-style-name="L1">
      <style:paragraph-properties fo:margin-top="0cm" fo:margin-bottom="0cm" loext:contextual-spacing="false"/>
      <style:text-properties style:font-name="Times New Roman" fo:font-size="12pt" officeooo:paragraph-rsid="001f6919" style:font-size-asian="12pt" style:font-size-complex="12pt"/>
    </style:style>
    <style:style style:name="P11" style:family="paragraph" style:parent-style-name="Text_20_body" style:list-style-name="L1">
      <style:paragraph-properties fo:margin-top="0cm" fo:margin-bottom="0cm" loext:contextual-spacing="false"/>
      <style:text-properties style:font-name="Times New Roman" fo:font-size="12pt" officeooo:paragraph-rsid="001bccf2" style:font-size-asian="12pt" style:font-size-complex="12pt"/>
    </style:style>
    <style:style style:name="P12"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13"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14" style:family="paragraph" style:parent-style-name="Text_20_body" style:list-style-name="L4">
      <style:paragraph-properties fo:margin-top="0cm" fo:margin-bottom="0cm" loext:contextual-spacing="false"/>
      <style:text-properties style:font-name="Times New Roman" fo:font-size="12pt" fo:font-weight="normal" officeooo:rsid="002b003b" officeooo:paragraph-rsid="002b003b" style:font-size-asian="12pt" style:font-weight-asian="normal" style:font-size-complex="12pt" style:font-weight-complex="normal"/>
    </style:style>
    <style:style style:name="P15" style:family="paragraph" style:parent-style-name="Text_20_body" style:list-style-name="L2">
      <style:paragraph-properties fo:margin-left="-1.251cm" fo:margin-right="0cm" fo:margin-top="0cm" fo:margin-bottom="0cm" loext:contextual-spacing="false" fo:text-indent="0cm" style:auto-text-indent="false"/>
      <style:text-properties style:font-name="Times New Roman" fo:font-size="12pt" officeooo:rsid="001f714d" officeooo:paragraph-rsid="001f714d" style:font-size-asian="12pt" style:font-size-complex="12pt"/>
    </style:style>
    <style:style style:name="P16" style:family="paragraph" style:parent-style-name="Text_20_body" style:list-style-name="L2">
      <style:paragraph-properties fo:margin-left="0cm" fo:margin-right="0cm" fo:margin-top="0cm" fo:margin-bottom="0cm" loext:contextual-spacing="false" fo:text-indent="0cm" style:auto-text-indent="false"/>
      <style:text-properties style:font-name="Times New Roman" fo:font-size="12pt" officeooo:rsid="001f714d" officeooo:paragraph-rsid="001f714d" style:font-size-asian="12pt" style:font-size-complex="12pt"/>
    </style:style>
    <style:style style:name="P17" style:family="paragraph" style:parent-style-name="Text_20_body" style:list-style-name="L2">
      <style:paragraph-properties fo:margin-left="0cm" fo:margin-right="0cm" fo:margin-top="0cm" fo:margin-bottom="0cm" loext:contextual-spacing="false" fo:text-indent="0cm" style:auto-text-indent="false"/>
      <style:text-properties style:font-name="Times New Roman" fo:font-size="12pt" officeooo:rsid="00215ad0" officeooo:paragraph-rsid="00215ad0" style:font-size-asian="12pt" style:font-size-complex="12pt"/>
    </style:style>
    <style:style style:name="P18" style:family="paragraph" style:parent-style-name="Text_20_body" style:list-style-name="L2">
      <style:paragraph-properties fo:margin-left="0cm" fo:margin-right="0cm" fo:margin-top="0cm" fo:margin-bottom="0cm" loext:contextual-spacing="false" fo:text-indent="0cm" style:auto-text-indent="false"/>
      <style:text-properties style:font-name="Times New Roman" fo:font-size="12pt" officeooo:rsid="00232bb4" officeooo:paragraph-rsid="00232bb4" style:font-size-asian="12pt" style:font-size-complex="12pt"/>
    </style:style>
    <style:style style:name="P19" style:family="paragraph" style:parent-style-name="Text_20_body" style:list-style-name="L2">
      <style:paragraph-properties fo:margin-left="0cm" fo:margin-right="0cm" fo:margin-top="0cm" fo:margin-bottom="0cm" loext:contextual-spacing="false" fo:text-indent="0cm" style:auto-text-indent="false"/>
      <style:text-properties style:font-name="Times New Roman" fo:font-size="12pt" officeooo:rsid="002a8f1c" officeooo:paragraph-rsid="002a8f1c" style:font-size-asian="12pt" style:font-size-complex="12pt"/>
    </style:style>
    <style:style style:name="P20" style:family="paragraph" style:parent-style-name="Text_20_body" style:list-style-name="L2">
      <style:paragraph-properties fo:margin-left="0cm" fo:margin-right="0cm" fo:margin-top="0cm" fo:margin-bottom="0cm" loext:contextual-spacing="false" fo:text-indent="0cm" style:auto-text-indent="false"/>
      <style:text-properties style:font-name="Times New Roman" fo:font-size="12pt" officeooo:rsid="002af92e" officeooo:paragraph-rsid="002af92e" style:font-size-asian="12pt" style:font-size-complex="12pt"/>
    </style:style>
    <style:style style:name="P21"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weight="bold" officeooo:rsid="000c30ac" officeooo:paragraph-rsid="002b003b" style:font-size-asian="12pt" style:font-weight-asian="bold" style:font-size-complex="12pt" style:font-weight-complex="bold"/>
    </style:style>
    <style:style style:name="T1" style:family="text">
      <style:text-properties fo:color="#000000" fo:font-weight="normal" style:font-weight-asian="normal" style:font-weight-complex="normal"/>
    </style:style>
    <style:style style:name="T2" style:family="text">
      <style:text-properties officeooo:rsid="001bccf2"/>
    </style:style>
    <style:style style:name="T3" style:family="text">
      <style:text-properties officeooo:rsid="001c3913"/>
    </style:style>
    <style:style style:name="T4" style:family="text">
      <style:text-properties officeooo:rsid="001d2dbe"/>
    </style:style>
    <style:style style:name="T5" style:family="text">
      <style:text-properties officeooo:rsid="001e7dce"/>
    </style:style>
    <style:style style:name="T6" style:family="text">
      <style:text-properties officeooo:rsid="0006e972"/>
    </style:style>
    <style:style style:name="T7" style:family="text">
      <style:text-properties officeooo:rsid="0020facf"/>
    </style:style>
    <style:style style:name="T8" style:family="text">
      <style:text-properties officeooo:rsid="00235dd9"/>
    </style:style>
    <style:style style:name="T9" style:family="text">
      <style:text-properties officeooo:rsid="0023e7cd"/>
    </style:style>
    <style:style style:name="T10" style:family="text">
      <style:text-properties officeooo:rsid="0025100e"/>
    </style:style>
    <style:style style:name="T11" style:family="text">
      <style:text-properties officeooo:rsid="00260d8c"/>
    </style:style>
    <style:style style:name="T12" style:family="text">
      <style:text-properties officeooo:rsid="0027355b"/>
    </style:style>
    <style:style style:name="T13" style:family="text">
      <style:text-properties officeooo:rsid="0029d724"/>
    </style:style>
    <style:style style:name="T14" style:family="text">
      <style:text-properties officeooo:rsid="002b003b"/>
    </style:style>
    <style:style style:name="T15" style:family="text">
      <style:text-properties officeooo:rsid="002ba52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span text:style-name="T1">Einar (Herkunft: Altdeutsch/Germanisch, Bedeutung: Der vor den anderen allein kämpft</text:span><text:bookmark text:name="vyiu1"/><text:span text:style-name="T1">)</text:span></text:p>
      <text:p text:style-name="P4"/>
      <text:p text:style-name="P3"><text:bookmark text:name="vyiu3"/>Beschreibung</text:p>
      <text:p text:style-name="P2"><text:bookmark text:name="vyiu6"/>Einar, gebürtig irgendwo im Nordwesten des Königreichs, ist ein Waffenhändler in Talras. Vor einigen Jahren diente er noch im Heer des Königs und war bei einigen größeren und kleineren Schlachten am Rande des Karornwald<text:span text:style-name="T9">es</text:span> dabei.</text:p>
      <text:p text:style-name="P2">Nachdem er am rechten Arm schwer verletzt wurde, entließ man ihn aus dem Dienst und er wurde ein fahrender Händler und kam so nach Talras.</text:p>
      <text:p text:style-name="P2">Er ist ein harter Kerl, der sich einen Dreck um die anderen schert, weil er zu viel Schlechtes im Leben gesehen hat.</text:p>
      <text:p text:style-name="P2"/>
      <text:p text:style-name="P3">Ort</text:p>
      <text:p text:style-name="P2"><text:bookmark text:name="atp73"/>Außenburg von Talras</text:p>
      <text:p text:style-name="P5"/>
      <text:p text:style-name="P3">Tagesablauf</text:p>
      <text:list xml:id="list2790908513281798851" text:style-name="L1">
        <text:list-item>
          <text:p text:style-name="P8"><text:span text:style-name="T2">Morgens</text:span> – <text:span text:style-name="T3">13:00 Uhr</text:span> – Steht an seinem Stand.</text:p>
        </text:list-item>
        <text:list-item>
          <text:p text:style-name="P9">13:00 – 14:00 <text:span text:style-name="T3">Uhr</text:span> – <text:span text:style-name="T5">Unterhält sich an seinem Stand mit Wieland.</text:span></text:p>
        </text:list-item>
        <text:list-item>
          <text:p text:style-name="P10">14:00 - <text:s/><text:span text:style-name="T6">abends</text:span> – Sitzt im Wirtshaus <text:span text:style-name="T4">und trinkt mit Wieland</text:span>.</text:p>
        </text:list-item>
        <text:list-item>
          <text:p text:style-name="P11"><text:span text:style-name="T2">Nachts</text:span> – Schläft im großen Haus.</text:p>
        </text:list-item>
      </text:list>
      <text:p text:style-name="P5"/>
      <text:p text:style-name="P3"><text:bookmark text:name="vyiu16"/>Zugehörigkeit</text:p>
      <text:p text:style-name="P1">Bürger<text:bookmark text:name="f-855"/></text:p>
      <text:p text:style-name="P5"/>
      <text:p text:style-name="P3"><text:bookmark text:name="f-856"/>Aufträge</text:p>
      <text:p text:style-name="P3">-</text:p>
      <text:p text:style-name="P5"/>
      <text:p text:style-name="P3"><text:bookmark text:name="ik9t1"/>Dialog</text:p>
      <text:list xml:id="list1202250056107932756" text:style-name="L2">
        <text:list-item>
          <text:p text:style-name="P12">Hallo.</text:p>
          <text:list>
            <text:list-item>
              <text:p text:style-name="P12"><text:bookmark text:name="f0wr"/><text:bookmark text:name="ik9t2"/>N: <text:bookmark text:name="gg5p"/>Hallo. Neu hier nehme ich an. Ja, war ich auch vor ein paar Wochen. Ich bin Einar und verkaufe Waffen in Talras.</text:p>
            </text:list-item>
            <text:list-item>
              <text:p text:style-name="P12">N: Du siehst wie einer aus, der Waffen gebrauchen kann, also wenn du bezahlen kannst, bekommst du auch was Anständiges von mir.</text:p>
            </text:list-item>
          </text:list>
        </text:list-item>
        <text:list-item>
          <text:p text:style-name="P12"><text:bookmark text:name="gg5p1"/>Was hast du denn so im Angebot? (Nach Begrüßung)</text:p>
          <text:list>
            <text:list-item>
              <text:p text:style-name="P12"><text:bookmark text:name="fdvr"/><text:bookmark text:name="ik9t10"/>N: Alles was das Kriegerherz begehrt. Äxte, Schilde, Speere, Lanzen, Streitkolben, Morgensterne und natürlich Schwerter. Einige der Waffen habe ich mir nach Schlachten zusammengesammelt, manche stammen sogar von meinen Kameraden, die an meiner Seite fielen.</text:p>
            </text:list-item>
            <text:list-item>
              <text:p text:style-name="P12">N: Nachschub bekomme ich vom hiesigen Schmied Wieland, allerdings ist es eher Qualitätsware als Nachschub, denn die einfachen Waffen verkaufen sich nicht besonders gut. Die meisten Leute hier sind ganz gut ausgestattet und manche, wie zum Beispiel die Bauern, glauben doch tatsächlich, dass sie nicht kämpfen werden müssen.</text:p>
            </text:list-item>
            <text:list-item>
              <text:p text:style-name="P12">N: Aber was will man von einem <text:span text:style-name="T9">Loch </text:span>wie diesem auch erwarten. Ich bin nur froh, meine Ruhe zu haben und wenn hier die verdammten Dunkelelfen einfallen, bin ich schon weg.</text:p>
            </text:list-item>
          </text:list>
        </text:list-item>
        <text:list-item>
          <text:p text:style-name="P12"><text:bookmark text:name="gg5p2"/>Woher kommst du? (Nach Begrüßung)</text:p>
          <text:list>
            <text:list-item>
              <text:p text:style-name="P12"><text:bookmark text:name="kj70"/><text:bookmark text:name="ik9t28"/>N: Aus dem Nordwesten. Na ja eigentlich nicht direkt. <text:span text:style-name="T9">Dort</text:span> <text:span text:style-name="T9">wurde ich </text:span>geboren. Eigentlich komme ich <text:span text:style-name="T9">aber</text:span> aus unserer <text:span text:style-name="T9">ach so schönen</text:span> Hauptstadt <text:span text:style-name="T9">(sarkastisch)</text:span>. <text:span text:style-name="T9">Ich wurde</text:span> aus dem Dienst des Königs entlassen, mit Belobigung <text:span text:style-name="T10">(sarkastisch)</text:span>! Dafür kann ich jetzt meinen rechten Arm nicht mehr richtig bewegen.</text:p>
            </text:list-item>
            <text:list-item>
              <text:p text:style-name="P12">N: Das tut höllisch weh, seitdem da ein <text:span text:style-name="T10">freundlicher</text:span> Dunkelelf mit seiner Keule drauf gehauen hat.</text:p>
            </text:list-item>
            <text:list-item>
              <text:p text:style-name="P12">C: Du warst also Krieger?</text:p>
            </text:list-item>
            <text:list-item>
              <text:p text:style-name="P12">N: Ja verdammt! Im Heer des Königs persönlich. Ich war bei den Feldzügen gegen den <text:soft-page-break/>Karornwald dabei. Der König hat doch tatsächlich geglaubt, er könne sich beim Adel beliebt machen und Stärke zeigen, wenn er's diesen verdammten Dunkelelfen heimzahlt.</text:p>
            </text:list-item>
            <text:list-item>
              <text:p text:style-name="P12">N: Frag mich nicht, warum wir Menschen die Dunkelelfen so <text:span text:style-name="T10">sehr </text:span>hassen und umgekehrt. Das wissen wohl nicht mal die, die oben sitzen <text:span text:style-name="T10">und etwas zu sagen haben</text:span>.</text:p>
            </text:list-item>
            <text:list-item>
              <text:p text:style-name="P12">N: Jedenfalls war <text:span text:style-name="T10">es</text:span> das reinste Desaster. Wir sind in den dichten Wald hinein und kaum, waren wir eine Stunde unterwegs, <text:span text:style-name="T10">fielen unsere</text:span> Männer, <text:span text:style-name="T10">einer nach dem anderen</text:span>. Die Schweine hatten ihre Leute auf den riesigen Bäumen des Karornwald<text:span text:style-name="T10">e</text:span>s platziert und die haben uns wie Wild erlegt.</text:p>
            </text:list-item>
            <text:list-item>
              <text:p text:style-name="P12">N: Dann kamen plötzlich <text:span text:style-name="T10">riesige </text:span>Bären, keine normalen, bei denen brannten die Augen wie Feuer. <text:span text:style-name="T10">Sie waren vollkommen wahnsinnig</text:span> und gingen auf uns los.</text:p>
            </text:list-item>
            <text:list-item>
              <text:p text:style-name="P12">N: Und zu guter Letzt stürmten <text:span text:style-name="T11">die</text:span> Krieger <text:span text:style-name="T11">der Dunkelelfen </text:span>auf uns zu. Verdammt Mann, wir in unseren schweren Rüstungen <text:span text:style-name="T12">standen da wie angewurzelt!</text:span> Ich kann froh sein, mit dem Leben davon gekommen zu sein.</text:p>
            </text:list-item>
            <text:list-item>
              <text:p text:style-name="P12">N: Jetzt sitze ich in diesem <text:span text:style-name="T13">elenden Loch</text:span> und verkaufe meinen letzten Bezug zur Hölle. Wenigstens habe ich so meine Ruhe.</text:p>
            </text:list-item>
            <text:list-item>
              <text:p text:style-name="P15">Verkaufst du auch eine ganz besondere Waffe? (Auftragsziel 1 des Auftrags „Wielands Schwert“ ist aktiv)</text:p>
            </text:list-item>
            <text:list-item>
              <text:p text:style-name="P16">N: Solange du genügend Goldmünzen dabei hast, kann ich dir <text:span text:style-name="T8">nur </text:span>die beste Ware anbieten.</text:p>
            </text:list-item>
            <text:list-item>
              <text:p text:style-name="P16">C: Sicher, Gold spielt bei mir keine Rolle.</text:p>
            </text:list-item>
            <text:list-item>
              <text:p text:style-name="P16">N: (Gierig) Na wenn das so ist. Was hältst du denn von diesem Prachtstück hier? Es ist eines der besten Schwerter, die du im ganzen Königreich finden kannst.</text:p>
            </text:list-item>
            <text:list-item>
              <text:p text:style-name="P16">N: Wieland der Schmied von Talras hat es geschmiedet. Seine Kunst ist unerreicht! Mit diesem Schwert wirst du jede Schlacht gewinnen …</text:p>
            </text:list-item>
            <text:list-item>
              <text:p text:style-name="P16">C: Wie viel?</text:p>
            </text:list-item>
            <text:list-item>
              <text:p text:style-name="P16">N: Hm, weil ich dich als guten Menschen einschätze <text:span text:style-name="T7">sagen wir … 2000 Goldmünzen.</text:span></text:p>
            </text:list-item>
            <text:list-item>
              <text:p text:style-name="P17">C: Lass mich noch mal darüber schlafen.</text:p>
            </text:list-item>
            <text:list-item>
              <text:p text:style-name="P17">N: Klar, lass dir nur Zeit. Das Schwert läuft dir nicht davon. Ich bewahre es für dich auf.</text:p>
            </text:list-item>
            <text:list-item>
              <text:p text:style-name="P18">Auftragsziel 1 des Auftrags „Wielands Schwert“ abgeschlossen</text:p>
            </text:list-item>
          </text:list>
        </text:list-item>
        <text:list-item>
          <text:p text:style-name="P19">Kann ich dir irgendwie helfen? (Nach Begrüßung)</text:p>
          <text:list>
            <text:list-item>
              <text:p text:style-name="P19">N: Klar kannst du das, allerdings nur wenn du ein guter Schmied bist. Nichts gegen Wieland, er ist ein hervorragender Schmied, aber er hat eben auch viele andere Aufträge hier in der Burg.</text:p>
            </text:list-item>
            <text:list-item>
              <text:p text:style-name="P19">N: Ich brauch<text:span text:style-name="T15">e</text:span> dringend mehr Schwerter. Die einfachen Schwerter verkaufen sich zwar nicht so gut, aber wenn ich gar keine mehr davon habe, hilft mir das auch nicht gerade.</text:p>
            </text:list-item>
            <text:list-item>
              <text:p text:style-name="P19">N: Schmiede mir fünf Kurzschwerter und ich gebe dir eine entsprechende Summe an Goldmünzen dafür. Vergiss aber nicht, dass sie neu geschmiedet werden müssen. Also drehe mir keine weiterverkaufte Ware an!</text:p>
            </text:list-item>
            <text:list-item>
              <text:p text:style-name="P19">Neuer Auftrag „Nachschub für Einar“</text:p>
            </text:list-item>
          </text:list>
        </text:list-item>
        <text:list-item>
          <text:p text:style-name="P19">Wo kann ich hier schmieden? (Auftrag „Nachschub für Einar“ ist aktiv)</text:p>
          <text:list>
            <text:list-item>
              <text:p text:style-name="P19">N: Vermutlich nur in Wielands Schmiede. Wenn du dich noch zu wenig mit dem Schmiedehandwerk auskennst, dann besorge dir doch ein gutes Buch mit Anleitungen von Wieland. Das wird dir sicher helfen.</text:p>
            </text:list-item>
          </text:list>
        </text:list-item>
        <text:list-item>
          <text:p text:style-name="P19">Hier sind fünf Kurzschwerter. (Auftrag „Nachschub für Einar“ ist aktiv und Charakter hat fünf geschmiedete Kurzschwerter dabei)</text:p>
          <text:list>
            <text:list-item>
              <text:p text:style-name="P19">N: Sehr gut, mein Freund. Ich danke dir vielmals dafür. Hier hast du ein paar Goldmünzen.</text:p>
            </text:list-item>
            <text:list-item>
              <text:p text:style-name="P19">Auftrag „Nachschub für Einar“ abgeschlossen</text:p>
            </text:list-item>
          </text:list>
        </text:list-item>
        <text:list-item>
          <text:p text:style-name="P20">N: Hey, hast du mich etwa bei Wieland angeschwärzt? Verdammt Mann, das war doch nicht so gemeint. Geschäft ist Geschäft, verstehst du das nicht? (Charakter hat den Auftrag „Wielands Schwert“ abgeschlossen)</text:p>
        </text:list-item>
      </text:list>
      <text:p text:style-name="P5"/>
      <text:p text:style-name="P3"><text:bookmark text:name="adhu1"/>Handel</text:p>
      <text:p text:style-name="P2"><text:bookmark text:name="adhu"/><text:bookmark text:name="vyiu54"/>Anmerkung: Agihard verkauft die Holzschilde.</text:p>
      <text:list xml:id="list6619688757810067671" text:style-name="L3">
        <text:list-item>
          <text:p text:style-name="P13"><text:bookmark text:name="j85t"/>Axt</text:p>
        </text:list-item>
        <text:list-item>
          <text:p text:style-name="P13"><text:soft-page-break/>Große Doppelaxt</text:p>
        </text:list-item>
        <text:list-item>
          <text:p text:style-name="P13">Breitschild</text:p>
        </text:list-item>
        <text:list-item>
          <text:p text:style-name="P13">Vasallenschild</text:p>
        </text:list-item>
        <text:list-item>
          <text:p text:style-name="P13">Speer</text:p>
        </text:list-item>
        <text:list-item>
          <text:p text:style-name="P13">Vasallenlanze</text:p>
        </text:list-item>
        <text:list-item>
          <text:p text:style-name="P13">Hellebarde</text:p>
        </text:list-item>
        <text:list-item>
          <text:p text:style-name="P13">Streitkolben</text:p>
        </text:list-item>
        <text:list-item>
          <text:p text:style-name="P13">Morgenstern</text:p>
        </text:list-item>
        <text:list-item>
          <text:p text:style-name="P13">Kurzschwert</text:p>
        </text:list-item>
        <text:list-item>
          <text:p text:style-name="P13">Langschwert</text:p>
        </text:list-item>
      </text:list>
      <text:p text:style-name="P1"/>
      <text:p text:style-name="P21">Unterhaltung mit <text:span text:style-name="T14">Wieland</text:span></text:p>
      <text:list xml:id="list2911303493341933194" text:style-name="L4">
        <text:list-item>
          <text:p text:style-name="P14">N: Mehr als du schmieden kannst!</text:p>
        </text:list-item>
        <text:list-item>
          <text:p text:style-name="P14">N: Ich gebe dir 30 Goldmünzen pro Klinge.</text:p>
        </text:list-item>
        <text:list-item>
          <text:p text:style-name="P14">N: Geschäft ist Geschäft.</text:p>
        </text:list-item>
        <text:list-item>
          <text:p text:style-name="P14">N: Bald kommen die Orks. Sei froh wenn du genügend Klingen geschmiedet ha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22T23:53:38</meta:creation-date>
    <dc:language>en-US</dc:language>
    <meta:editing-cycles>71</meta:editing-cycles>
    <meta:editing-duration>PT2H5M51S</meta:editing-duration>
    <meta:initial-creator>Tamino Dauth</meta:initial-creator>
    <dc:date>2015-09-16T12:35:46.139000000</dc:date>
    <meta:document-statistic meta:table-count="0" meta:image-count="0" meta:object-count="0" meta:page-count="3" meta:paragraph-count="74" meta:word-count="1034" meta:character-count="6119" meta:non-whitespace-character-count="5209"/>
    <meta:user-defined meta:name="Info 1"/>
    <meta:user-defined meta:name="Info 2"/>
    <meta:user-defined meta:name="Info 3"/>
    <meta:user-defined meta:name="Info 4"/>
    <meta:hyperlink-behaviour office:target-frame-name="_top" xlink:show="replace"/>
  </office:meta>
</office:document-meta>
</file>